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3" table:style-name="ce1">
            <text:p>33</text:p>
          </table:table-cell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21" table:style-name="ce1">
            <text:p>2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50" table:style-name="ce1">
            <text:p>50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office:value-type="float" office:value="55" table:style-name="ce1">
            <text:p>55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5" table:style-name="ce1">
            <text:p>15</text:p>
          </table:table-cell>
          <table:table-cell office:value-type="float" office:value="37" table:style-name="ce1">
            <text:p>37</text:p>
          </table:table-cell>
          <table:table-cell office:value-type="float" office:value="8" table:style-name="ce1">
            <text:p>8</text:p>
          </table:table-cell>
          <table:table-cell office:value-type="float" office:value="34" table:style-name="ce1">
            <text:p>34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number-rows-repeated="1048566" table:style-name="ro1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ISH-1</meta:initial-creator>
    <dc:creator>User</dc:creator>
    <meta:creation-date>2020-09-19T11:40:17Z</meta:creation-date>
    <dc:date>2025-09-27T04:28:56Z</dc:date>
  </office:meta>
</office:document-meta>
</file>